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dad81" style:font-size-asian="12pt" style:font-size-complex="12pt"/>
    </style:style>
    <style:style style:name="P3" style:family="paragraph" style:parent-style-name="Standard">
      <style:text-properties style:font-name="Calibri" fo:font-size="12pt" officeooo:paragraph-rsid="001dad81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style:font-name="DejaVu Sans Mono" fo:font-size="10pt" style:font-size-asian="10pt" style:font-size-complex="10pt"/>
    </style:style>
    <style:style style:name="P6" style:family="paragraph" style:parent-style-name="Text_20_body">
      <style:paragraph-properties fo:margin-left="2.501cm" fo:margin-right="0cm" fo:text-indent="0.199cm" style:auto-text-indent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left="2.501cm" fo:margin-right="0cm" fo:text-indent="0cm" style:auto-text-indent="false"/>
      <style:text-properties fo:font-size="10pt" style:font-size-asian="10pt" style:font-size-complex="10pt"/>
    </style:style>
    <style:style style:name="P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dad81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dad81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dad81" style:text-blinking="false" fo:background-color="transparent" loext:padding="0cm" loext:border="non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2.501cm" fo:margin-right="0cm" fo:text-indent="0cm" style:auto-text-indent="false"/>
      <style:text-properties fo:color="#808080" loext:opacity="100%" fo:font-size="10pt" style:font-size-asian="10pt" style:font-size-complex="10pt"/>
    </style:style>
    <style:style style:name="P13" style:family="paragraph" style:parent-style-name="Text_20_body">
      <style:text-properties fo:color="#808080" loext:opacity="100%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color="#808080" loext:opacity="100%"/>
    </style:style>
    <style:style style:name="P15" style:family="paragraph" style:parent-style-name="Text_20_body">
      <style:text-properties fo:font-size="7pt" style:font-size-asian="7pt" style:font-size-complex="7pt"/>
    </style:style>
    <style:style style:name="P16" style:family="paragraph" style:parent-style-name="Text_20_body">
      <style:paragraph-properties fo:margin-left="0cm" fo:margin-right="0cm" fo:text-indent="0.199cm" style:auto-text-indent="false"/>
      <style:text-properties fo:color="#000000" loext:opacity="100%"/>
    </style:style>
    <style:style style:name="P17" style:family="paragraph" style:parent-style-name="Text_20_body">
      <style:paragraph-properties fo:margin-left="2.501cm" fo:margin-right="0cm" fo:text-indent="0cm" style:auto-text-indent="false"/>
    </style:style>
    <style:style style:name="P18" style:family="paragraph" style:parent-style-name="Standard">
      <style:text-properties officeooo:paragraph-rsid="001dad81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dad81" style:font-size-asian="24pt" style:font-weight-asian="bold" style:font-size-complex="24pt" style:font-weight-complex="bold"/>
    </style:style>
    <style:style style:name="P20" style:family="paragraph" style:parent-style-name="Standard" style:master-page-name="First_20_Page">
      <style:paragraph-properties style:page-number="auto"/>
      <style:text-properties officeooo:paragraph-rsid="001dad81"/>
    </style:style>
    <style:style style:name="P21" style:family="paragraph" style:parent-style-name="Titulo" style:master-page-name="Index">
      <style:paragraph-properties style:page-number="auto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fo:font-size="10pt" style:font-size-asian="10pt" style:font-size-complex="10pt"/>
    </style:style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5">
      <style:paragraph-properties fo:margin-left="0cm" fo:margin-right="0cm" fo:text-indent="0cm" style:auto-text-indent="false"/>
    </style:style>
    <style:style style:name="P29" style:family="paragraph" style:parent-style-name="Text_20_body" style:list-style-name="L5">
      <style:text-properties fo:color="#808080" loext:opacity="100%" fo:font-size="10pt" style:font-size-asian="10pt" style:font-size-complex="10pt"/>
    </style:style>
    <style:style style:name="P30" style:family="paragraph" style:parent-style-name="Text_20_body" style:list-style-name="L10">
      <style:paragraph-properties fo:text-align="start" style:justify-single-word="false"/>
      <style:text-properties fo:color="#808080" loext:opacity="100%" fo:font-size="10pt" style:font-size-asian="10pt" style:font-size-complex="10pt"/>
    </style:style>
    <style:style style:name="P31" style:family="paragraph" style:parent-style-name="Text_20_body" style:list-style-name="L12">
      <style:text-properties fo:color="#808080" loext:opacity="100%" fo:font-size="10pt" style:font-size-asian="10pt" style:font-size-complex="10pt"/>
    </style:style>
    <style:style style:name="P32" style:family="paragraph" style:parent-style-name="Text_20_body" style:list-style-name="L6"/>
    <style:style style:name="P33" style:family="paragraph" style:parent-style-name="Text_20_body" style:list-style-name="L5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34" style:family="paragraph" style:parent-style-name="Text_20_body" style:list-style-name="L8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35" style:family="paragraph" style:parent-style-name="Text_20_body" style:list-style-name="L7"/>
    <style:style style:name="P36" style:family="paragraph" style:parent-style-name="Text_20_body" style:list-style-name="L7">
      <style:paragraph-properties fo:margin-left="0cm" fo:margin-right="0cm" fo:text-indent="0cm" style:auto-text-indent="false"/>
    </style:style>
    <style:style style:name="P37" style:family="paragraph" style:parent-style-name="Text_20_body" style:list-style-name="L8"/>
    <style:style style:name="P38" style:family="paragraph" style:parent-style-name="Text_20_body" style:list-style-name="L8">
      <style:paragraph-properties fo:margin-left="0cm" fo:margin-right="0cm" fo:text-indent="0cm" style:auto-text-indent="false"/>
    </style:style>
    <style:style style:name="P39" style:family="paragraph" style:parent-style-name="Text_20_body" style:list-style-name="L9"/>
    <style:style style:name="P40" style:family="paragraph" style:parent-style-name="Text_20_body" style:list-style-name="L10"/>
    <style:style style:name="P41" style:family="paragraph" style:parent-style-name="Text_20_body" style:list-style-name="L11"/>
    <style:style style:name="P42" style:family="paragraph" style:parent-style-name="Text_20_body" style:list-style-name="L12"/>
    <style:style style:name="P43" style:family="paragraph" style:parent-style-name="Text_20_body" style:list-style-name="L12">
      <style:text-properties fo:color="#000000" loext:opacity="100%"/>
    </style:style>
    <style:style style:name="P4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dad81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808080" loext:opacity="100%"/>
    </style:style>
    <style:style style:name="T5" style:family="text">
      <style:text-properties fo:color="#808080" loext:opacity="100%" fo:font-size="10pt" style:font-size-asian="10pt" style:font-size-complex="10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dad81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dad81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e37b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999999" loext:opacity="100%"/>
    </style:style>
    <style:style style:name="T1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8" style:family="text">
      <style:text-properties fo:color="#1155cc" loext:opacity="100%" style:text-underline-style="solid" style:text-underline-width="auto" style:text-underline-color="font-color"/>
    </style:style>
    <style:style style:name="T19" style:family="text">
      <style:text-properties officeooo:rsid="002332ea"/>
    </style:style>
    <style:style style:name="T20" style:family="text">
      <style:text-properties officeooo:rsid="001f1a79"/>
    </style:style>
    <style:style style:name="T21" style:family="text">
      <style:text-properties officeooo:rsid="001e37be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2" text:name="NumeroTema"/>
        <text:user-field-decl office:value-type="string" office:string-value="Information Representation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4"/>
          <text:p text:style-name="P4">Computer Systems</text:p>
          <text:p text:style-name="P4">CFGS DAW</text:p>
        </draw:text-box>
      </draw:frame>
      <text:p text:style-name="P20"/>
      <text:p text:style-name="P18"/>
      <text:p text:style-name="P18"/>
      <text:p text:style-name="P18"/>
      <text:p text:style-name="P19"><text:span text:style-name="T7">Computer Systems - </text:span><text:span text:style-name="T8">Glossary</text:span><text:span text:style-name="T9"><text:line-break/></text:span><text:span text:style-name="T10">U</text:span><text:span text:style-name="T12">NIT</text:span><text:span text:style-name="T10"> 0</text:span><text:span text:style-name="T12">2</text:span><text:span text:style-name="T10">. </text:span><text:span text:style-name="T17"><text:user-field-get text:name="Tema">Information Representation</text:user-field-get></text:span></text:p>
      <text:p text:style-name="P10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44"><text:span text:style-name="T13"><text:s/>Sergio García / Alfredo Oltra</text:span></text:p>
      <text:p text:style-name="P9">20<text:span text:style-name="T19">22</text:span>/20<text:span text:style-name="T20">2</text:span><text:span text:style-name="T19">3</text:span></text:p>
      <text:p text:style-name="P2"><text:tab/><text:tab/><text:tab/><text:tab/><text:tab/><text:tab/><text:tab/><text:tab/><text:tab/><text:tab/>Versión:<text:date style:data-style-name="N104" text:date-value="2022-09-10T15:36:36.794000035">220910</text:date>.<text:time style:data-style-name="N105" text:time-value="2022-09-10T15:36:36.794000035">1536</text:time></text:p>
      <text:p text:style-name="P3"/>
      <text:p text:style-name="Standard"/>
      <text:p text:style-name="P21">U<text:span text:style-name="T21">NIT </text:span>0<text:user-field-get text:name="NumeroTema">2</text:user-field-get>. <text:user-field-get text:name="Tema">Information Representation</text:user-field-get></text:p>
      <text:p text:style-name="Titulo"/>
      <text:h text:style-name="Heading_20_1" text:outline-level="1">Vocabulary</text:h>
      <text:p text:style-name="Text_20_body">General:</text:p>
      <text:list xml:id="list1651891636" text:style-name="L1">
        <text:list-item>
          <text:p text:style-name="P22"><text:span text:style-name="T3">figure</text:span>: cifra</text:p>
        </text:list-item>
        <text:list-item>
          <text:p text:style-name="P22"><text:span text:style-name="T3">to carry</text:span>: acarrear, sumar uno a la siguiente cifra por la izquierda. </text:p>
          <text:list>
            <text:list-item>
              <text:list>
                <text:list-header>
                  <text:p text:style-name="P23">En el lenguaje común solemos utilizar el verbo llevar. 6 + 6 es igual a 2 y me llevo 1</text:p>
                </text:list-header>
              </text:list>
            </text:list-item>
          </text:list>
        </text:list-item>
      </text:list>
      <text:p text:style-name="P5"/>
      <text:p text:style-name="Text_20_body">Suma:</text:p>
      <text:list xml:id="list2649712961" text:style-name="L2">
        <text:list-item>
          <text:p text:style-name="P24"><text:span text:style-name="T3">to add</text:span>: sumar </text:p>
        </text:list-item>
      </text:list>
      <text:list xml:id="list2895143517" text:style-name="L3">
        <text:list-item>
          <text:p text:style-name="P25"><text:span text:style-name="T3">addition</text:span>: operación de adición o suma </text:p>
        </text:list-item>
      </text:list>
      <text:p text:style-name="P7">También podemos usar <text:span text:style-name="T3">sum</text:span>, con el mismo significado que en castellano </text:p>
      <text:p text:style-name="P12">A tidy sum → <text:s/>Una importante suma de dinero</text:p>
      <text:list xml:id="list249649815" text:style-name="L4">
        <text:list-item>
          <text:p text:style-name="P26"><text:span text:style-name="T3">plus</text:span>: equivale al operador más en castellano, </text:p>
          <text:list>
            <text:list-item>
              <text:list>
                <text:list-header>
                  <text:p text:style-name="P26"><text:span text:style-name="T5">Tres más uno es igual a cuatro → <text:s/>three plus one equals four</text:span><text:span text:style-name="T16"> </text:span></text:p>
                </text:list-header>
              </text:list>
            </text:list-item>
          </text:list>
        </text:list-item>
      </text:list>
      <text:p text:style-name="Text_20_body">Resta: </text:p>
      <text:list xml:id="list542198016" text:style-name="L5">
        <text:list-item>
          <text:p text:style-name="P27"><text:span text:style-name="T3">to subtract</text:span>: restar </text:p>
        </text:list-item>
        <text:list-item>
          <text:p text:style-name="P27"><text:span text:style-name="T3">subtraction</text:span>: resta </text:p>
        </text:list-item>
        <text:list-item>
          <text:p text:style-name="P27"><text:span text:style-name="T3">minuend</text:span>: minuendo </text:p>
        </text:list-item>
        <text:list-item>
          <text:p text:style-name="P27"><text:span text:style-name="T3">subtrahend</text:span>: sustraendo </text:p>
        </text:list-item>
        <text:list-item>
          <text:p text:style-name="P27"><text:span text:style-name="T3">difference</text:span>: el resultado de la resta, la diferencia </text:p>
        </text:list-item>
        <text:list-item>
          <text:p text:style-name="P27"><text:span text:style-name="T3">minus</text:span>: equivalente al operador menos en castellano</text:p>
          <text:list>
            <text:list-item>
              <text:list>
                <text:list-header>
                  <text:p text:style-name="P29">Four minus three equals one → cuatro menos tres igual a uno</text:p>
                </text:list-header>
              </text:list>
            </text:list-item>
          </text:list>
          <text:p text:style-name="P28"><text:line-break/>Multiplicación:</text:p>
        </text:list-item>
        <text:list-item>
          <text:p text:style-name="P27"><text:span text:style-name="T3">to multiply</text:span>: multiplicar </text:p>
        </text:list-item>
      </text:list>
      <text:p text:style-name="P13"><text:tab/><text:tab/><text:span text:style-name="T15">Three multiplied by four → tres multiplicado por cuatro</text:span></text:p>
      <text:list xml:id="list153637133077907" text:continue-numbering="true" text:style-name="L5">
        <text:list-item>
          <text:p text:style-name="P27"><text:span text:style-name="T3">multiplication</text:span>: multiplicación </text:p>
        </text:list-item>
        <text:list-item>
          <text:p text:style-name="P27"><text:span text:style-name="T3">multiplicand</text:span>, multiplier: los números que intervienen en la multiplicación </text:p>
        </text:list-item>
        <text:list-item>
          <text:p text:style-name="P27"><text:span text:style-name="T3">product</text:span>: el resultado de la multiplicación </text:p>
        </text:list-item>
        <text:list-item>
          <text:p text:style-name="P27"><text:span text:style-name="T3">times</text:span>: el operador “por” del castellano</text:p>
          <text:list>
            <text:list-item>
              <text:list>
                <text:list-header>
                  <text:p text:style-name="P29">Tres por cuatro igual a doce → three times four equals twelve </text:p>
                </text:list-header>
              </text:list>
            </text:list-item>
          </text:list>
          <text:p text:style-name="P28"><text:line-break/>División:</text:p>
        </text:list-item>
      </text:list>
      <text:list xml:id="list255025378" text:style-name="L6">
        <text:list-item>
          <text:p text:style-name="P32"><text:span text:style-name="T3">to divide</text:span>: dividir</text:p>
        </text:list-item>
      </text:list>
      <text:p text:style-name="Text_20_body"><text:soft-page-break/><text:tab/><text:tab/><text:span text:style-name="T5">Three divided by four → tres dividido por cuatro</text:span></text:p>
      <text:list xml:id="list153638064129957" text:continue-numbering="true" text:style-name="L6">
        <text:list-item>
          <text:p text:style-name="P32"><text:span text:style-name="T3">division</text:span>: división </text:p>
        </text:list-item>
        <text:list-item>
          <text:p text:style-name="P32"><text:span text:style-name="T3">dividend</text:span> and <text:span text:style-name="T3">divisor</text:span>: dividendo y divisor </text:p>
        </text:list-item>
        <text:list-item>
          <text:p text:style-name="P32"><text:span text:style-name="T3">quotient</text:span> and <text:span text:style-name="T3">remainder</text:span>: cociente y resto </text:p>
        </text:list-item>
        <text:list-item>
          <text:p text:style-name="P32"><text:span text:style-name="T3">over</text:span>: equivalente al operador “partido por” utilizado en castellano.</text:p>
        </text:list-item>
      </text:list>
      <text:list xml:id="list153637422697725" text:continue-list="list153637133077907" text:style-name="L5">
        <text:list-item>
          <text:list>
            <text:list-item>
              <text:list>
                <text:list-header>
                  <text:p text:style-name="P29">Tres partido por cuatro → three over four</text:p>
                </text:list-header>
              </text:list>
            </text:list-item>
          </text:list>
        </text:list-item>
        <text:list-item>
          <text:p text:style-name="P27">También es posible utilizar expresiones como: </text:p>
          <text:list>
            <text:list-item>
              <text:list>
                <text:list-header>
                  <text:p text:style-name="P29">Three fourths → tres cuartos </text:p>
                </text:list-header>
              </text:list>
            </text:list-item>
          </text:list>
          <text:p text:style-name="P33"/>
          <text:p text:style-name="P28">Exponenciación</text:p>
        </text:list-item>
      </text:list>
      <text:list xml:id="list2594500615" text:style-name="L7">
        <text:list-item>
          <text:p text:style-name="P35"><text:span text:style-name="T3">exponentiation</text:span>: exponenciación</text:p>
        </text:list-item>
        <text:list-item>
          <text:p text:style-name="P35"><text:span text:style-name="T3">base</text:span>: base </text:p>
        </text:list-item>
        <text:list-item>
          <text:p text:style-name="P35"><text:span text:style-name="T3">exponent</text:span>: exponente </text:p>
        </text:list-item>
        <text:list-item>
          <text:p text:style-name="P35"><text:span text:style-name="T3">raised to</text:span>: elevado a </text:p>
          <text:p text:style-name="P36"><text:tab/><text:tab/><text:span text:style-name="T5">Three raised to two is nine → tres elevado a 2 es nueve</text:span></text:p>
        </text:list-item>
        <text:list-item>
          <text:p text:style-name="P35"><text:span text:style-name="T3">power</text:span>: potencia. </text:p>
          <text:list>
            <text:list-item>
              <text:p text:style-name="P35">tiene el mismo doble significado que en castellano, por un lado es el resultado de la exponenciación y por otro es la energía consumida o producida por unidad de tiempo.</text:p>
            </text:list-item>
            <text:list-item>
              <text:p text:style-name="P35">también se utiliza para indicar una operación de exponenciación. </text:p>
            </text:list-item>
          </text:list>
        </text:list-item>
      </text:list>
      <text:p text:style-name="Text_20_body"><text:tab/><text:tab/><text:span text:style-name="T5">Three to the fourth power → tres elevado a la cuarta potencia </text:span></text:p>
      <text:p text:style-name="P15"/>
      <text:p text:style-name="Text_20_body">Raíces: </text:p>
      <text:list xml:id="list1908644050" text:style-name="L8">
        <text:list-item>
          <text:p text:style-name="P37"><text:span text:style-name="T3">square root</text:span>: raíz cuadrada</text:p>
        </text:list-item>
      </text:list>
      <text:p text:style-name="P14"><text:tab/><text:tab/><text:span text:style-name="T15">The square root of four is two → la raíz cuadrada de 4 es 2 </text:span></text:p>
      <text:list xml:id="list153638605187974" text:continue-numbering="true" text:style-name="L8">
        <text:list-item>
          <text:p text:style-name="P37"><text:span text:style-name="T3">cube root</text:span>: raíz cúbica</text:p>
        </text:list-item>
        <text:list-item>
          <text:p text:style-name="P37"><text:span text:style-name="T3">nth root</text:span>: raíz n-ésima </text:p>
          <text:p text:style-name="P37"/>
        </text:list-item>
        <text:list-item>
          <text:p text:style-name="P37"><text:span text:style-name="T3">degree</text:span>: el grado de la raíz</text:p>
          <text:list>
            <text:list-item>
              <text:p text:style-name="P37">también podemos usar la palabra <text:span text:style-name="T3">radix</text:span> </text:p>
            </text:list-item>
          </text:list>
        </text:list-item>
        <text:list-item>
          <text:p text:style-name="P37"><text:span text:style-name="T3">radicand</text:span>: el número cuya raíz se quiere calcular</text:p>
          <text:p text:style-name="P34"/>
          <text:p text:style-name="P38">Force vs strength:</text:p>
        </text:list-item>
        <text:list-item>
          <text:p text:style-name="P37"><text:span text:style-name="T3">Force (n)</text:span> hace referencia al concepto fuerza, mientras que <text:span text:style-name="T3">strength</text:span> (<text:span text:style-name="T3">n</text:span>) se refiere al valor de esa fuerza.</text:p>
        </text:list-item>
      </text:list>
      <text:p text:style-name="P6"><text:span text:style-name="T4">use the force, Luke!</text:span> vs <text:span text:style-name="T4">I don't have the strength of Rocky</text:span></text:p>
      <text:h text:style-name="Heading_20_1" text:outline-level="1"><text:soft-page-break/>Grammar</text:h>
      <text:list xml:id="list720855910" text:style-name="L9">
        <text:list-item>
          <text:p text:style-name="P39">Escritura de números: </text:p>
        </text:list-item>
      </text:list>
      <text:list xml:id="list2720467565" text:style-name="L10">
        <text:list-item>
          <text:list>
            <text:list-item>
              <text:p text:style-name="P40">Se utiliza guión para separar decenas y unidades </text:p>
            </text:list-item>
            <text:list-item>
              <text:p text:style-name="P40">Se utiliza and para separar centenas y decenas </text:p>
            </text:list-item>
            <text:list-item>
              <text:p text:style-name="P40">Se utiliza espacio en el resto de casos</text:p>
              <text:list>
                <text:list-header>
                  <text:p text:style-name="P30">1,632,457 → <text:s/>one million, six hundred and thirty-two thousand, four hundred and fifty-seven</text:p>
                </text:list-header>
              </text:list>
            </text:list-item>
          </text:list>
        </text:list-item>
      </text:list>
      <text:list xml:id="list2678635718" text:style-name="L11">
        <text:list-item>
          <text:p text:style-name="P41">Ordinales: </text:p>
        </text:list-item>
      </text:list>
      <text:p text:style-name="P17">◦ Los tres primeros ordinales son irregulares: </text:p>
      <text:p text:style-name="P17"><text:s/><text:span text:style-name="T5">first, second, third → <text:s/>primero, segundo, tercero </text:span></text:p>
      <text:list xml:id="list2467332001" text:style-name="L12">
        <text:list-item>
          <text:list>
            <text:list-item>
              <text:p text:style-name="P42">Los demás se construyen añadiendo <text:span text:style-name="T3">-th</text:span> al número correspondiente. En algunos casos se elimina la última vocal </text:p>
              <text:list>
                <text:list-header>
                  <text:p text:style-name="P31">seven → seventh, <text:s/>nine → ninth </text:p>
                </text:list-header>
              </text:list>
            </text:list-item>
          </text:list>
        </text:list-item>
      </text:list>
      <text:p text:style-name="P16"/>
      <text:list xml:id="list153638774473009" text:continue-numbering="true" text:style-name="L12">
        <text:list-item>
          <text:p text:style-name="P43">Agrupaciones:</text:p>
          <text:list>
            <text:list-item>
              <text:p text:style-name="P42">Para indicar el numero de elementos en los que agrupamos, utilizamos el cardinal del grupo en plural</text:p>
            </text:list-item>
          </text:list>
        </text:list-item>
      </text:list>
      <text:p text:style-name="P6"><text:span text:style-name="T4">groups in threes → grupos de tres, agrupados de tres en tres</text:span>I</text:p>
      <text:p text:style-name="P1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30121" number:language="en" number:country="US">
      <number:year/>
      <number:month number:style="long"/>
      <number:day number:style="long"/>
    </number:date-style>
    <number:time-style style:name="N30122" number:language="en" number:country="US">
      <number:hours number:style="long"/>
      <number:minutes number:style="long"/>
    </number:tim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2" text:name="NumeroTema"/>
          <text:user-field-decl office:value-type="string" office:string-value="Information Represent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Information Representation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2</text:user-field-get></text:span><text:span text:style-name="MT1">.</text:span><text:span text:style-name="MT1"><text:page-number text:select-page="current">0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4H6M7S</meta:editing-duration>
    <meta:editing-cycles>21</meta:editing-cycles>
    <meta:generator>LibreOffice/7.3.2.2$Windows_X86_64 LibreOffice_project/49f2b1bff42cfccbd8f788c8dc32c1c309559be0</meta:generator>
    <meta:initial-creator>Alfredo Oltra Orengo</meta:initial-creator>
    <dc:date>2022-09-10T15:36:36.598000000</dc:date>
    <meta:document-statistic meta:table-count="0" meta:image-count="1" meta:object-count="0" meta:page-count="4" meta:paragraph-count="88" meta:word-count="595" meta:character-count="3392" meta:non-whitespace-character-count="2868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